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  <style:text-properties fo:font-weight="bold" style:font-weight-asian="bold"/>
    </style:style>
    <style:style style:name="P3" style:parent-style-name="Normal" style:family="paragraph">
      <style:paragraph-properties fo:text-align="justify"/>
      <style:text-properties fo:font-style="italic" style:font-style-asian="italic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  <style:text-properties fo:font-style="italic" style:font-style-asian="italic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  <style:text-properties fo:font-weight="bold" style:font-weight-asian="bold"/>
    </style:style>
    <style:style style:name="P16" style:parent-style-name="Paragraphedeliste" style:list-style-name="LFO1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Paragraphedeliste" style:list-style-name="LFO1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Paragraphedeliste" style:list-style-name="LFO1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Paragraphedeliste" style:list-style-name="LFO1" style:family="paragraph">
      <style:paragraph-properties fo:text-align="justify"/>
    </style:style>
    <style:style style:name="P24" style:parent-style-name="Paragraphedeliste" style:family="paragraph">
      <style:paragraph-properties fo:text-align="justify"/>
    </style:style>
    <style:style style:name="P25" style:parent-style-name="Paragraphedeliste" style:list-style-name="LFO1" style:family="paragraph">
      <style:paragraph-properties fo:text-align="justify"/>
    </style:style>
    <style:style style:name="P26" style:parent-style-name="Paragraphedeliste" style:family="paragraph">
      <style:paragraph-properties fo:text-align="justify"/>
    </style:style>
    <style:style style:name="P27" style:parent-style-name="Paragraphedeliste" style:family="paragraph">
      <style:paragraph-properties fo:text-align="justify"/>
    </style:style>
    <style:style style:name="P28" style:parent-style-name="Normal" style:family="paragraph">
      <style:paragraph-properties fo:text-align="justify"/>
      <style:text-properties fo:font-weight="bold" style:font-weight-asian="bold"/>
    </style:style>
    <style:style style:name="P29" style:parent-style-name="Normal" style:family="paragraph">
      <style:paragraph-properties fo:text-align="justify"/>
      <style:text-properties fo:font-weight="bold" style:font-weight-asian="bold"/>
    </style:style>
    <style:style style:name="P30" style:parent-style-name="Normal" style:family="paragraph">
      <style:paragraph-properties fo:text-align="justify"/>
    </style:style>
  </office:automatic-styles>
  <office:body>
    <office:text text:use-soft-page-breaks="true">
      <text:p text:style-name="P1">Le contrôle de l’IAT et de l’IFTS</text:p>
      <text:p text:style-name="Normal"/>
      <text:p text:style-name="P2">Rappel de la règle</text:p>
      <text:p text:style-name="P3">Le contrôle de l’IAT<text:s/>(décret<text:s/>n°2002-31 du 14 janvier 2002)</text:p>
      <text:p text:style-name="P4">L’IAT est versée aux fonctionnaires de catégorie C dont la rémunération est au plus égale à celle qui correspond à l'indice brut (IB) 380.<text:s/></text:p>
      <text:p text:style-name="P5">Certains cadres d'emplois ne peuvent pas bénéficier de l'IAT : les techniciens supérieurs territoriaux, les contrôleurs territoriaux, les auxiliaires de puériculture territoriaux, les auxiliaires de soins territoriaux.</text:p>
      <text:p text:style-name="P6">Le contrôle de l’IFTS (décret n° 2002-62 du 14 janvier 2002)</text:p>
      <text:p text:style-name="P7">L’IFTS ne peut pas se cumuler avec :</text:p>
      <text:p text:style-name="P8">- l'IAT </text:p>
      <text:p text:style-name="P9">- la prime de fonctions et de résultats (PFR).<text:s/></text:p>
      <text:p text:style-name="P10">- le régime indemnitaire tenant compte des fonctions, des sujétions, de l’expertise et de l’engagement professionnel (RIFSEEP).</text:p>
      <text:p text:style-name="P11">- un logement concédé par nécessité absolue de service.</text:p>
      <text:p text:style-name="P12">- la prime technique de l’entretien, des travaux et de l’exploitation.</text:p>
      <text:p text:style-name="P13">En revanche, elle peut se cumuler avec les IHTS (heures supplémentaires).<text:s/></text:p>
      <text:p text:style-name="P14"/>
      <text:p text:style-name="P15">Données produites</text:p>
      <text:list text:style-name="LFO1" text:continue-numbering="true">
        <text:list-item>
          <text:p text:style-name="P16">Une base de données des<text:s/>personnels<text:s/>non éligibles à l’IAT </text:p>
        </text:list-item>
      </text:list>
      <text:p text:style-name="P17">Sont retenus les cas de personnels<text:s/>de<text:s/>catégorie A ou<text:s/>catégorie B mais percevant un indice net majoré supérieur à 350.</text:p>
      <text:list text:style-name="LFO1" text:continue-numbering="true">
        <text:list-item>
          <text:p text:style-name="P18">Une base de données des non-titulaires percevant l’IAT</text:p>
        </text:list-item>
      </text:list>
      <text:p text:style-name="P19">Régularité de l’attribution conditionnée à l’existence d’un acte réglementaire interne conforme (en général une délibération) et d’arrêtés d’attribution individuels.</text:p>
      <text:list text:style-name="LFO1" text:continue-numbering="true">
        <text:list-item>
          <text:p text:style-name="P20">Une base de données des non-titulaires percevant l’IFTS</text:p>
        </text:list-item>
      </text:list>
      <text:p text:style-name="P21">Régularité de l’attribution conditionnée à l’existence d’un acte réglementaire interne conforme (en général une délibération) et d’arrêtés d’attribution individuels.</text:p>
      <text:p text:style-name="P22"/>
      <text:soft-page-break/>
      <text:list text:style-name="LFO1" text:continue-numbering="true">
        <text:list-item>
          <text:p text:style-name="P23">Une base de données des personnels percevant simultanément l’IAT et l’IFTS.</text:p>
        </text:list-item>
      </text:list>
      <text:p text:style-name="P24"/>
      <text:list text:style-name="LFO1" text:continue-numbering="true">
        <text:list-item>
          <text:p text:style-name="P25">Une base de données des personnels non éligibles percevant l’IFTS<text:s/></text:p>
        </text:list-item>
      </text:list>
      <text:p text:style-name="P26"/>
      <text:p text:style-name="P27">Sont retenus les cas de personnels qui ne sont pas de catégorie A et qui perçoivent l’IFTS et<text:s/>un indice net majoré<text:s/>inférieur<text:s/>à 350.</text:p>
      <text:p text:style-name="P28"/>
      <text:p text:style-name="P29">Précautions méthodologiques</text:p>
      <text:p text:style-name="P30">Les<text:s/>cas de cumuls de primes incompatibles un mois donné correspondent souvent à des rappels de paiement mal déclarés en<text:s/>base de paye. Les incertitudes sur ce point devront être levées en lien avec le service chargé de la pay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Commentaire" style:display-name="Commentaire" style:family="paragraph" style:parent-style-name="Normal">
      <style:paragraph-properties fo:keep-together="always" fo:text-align="justify" fo:margin-bottom="0in" fo:line-height="100%"/>
      <style:text-properties style:font-name-asian="Times New Roman" style:font-name-complex="Times New Roman" fo:font-size="10pt" style:font-size-asian="10pt" style:font-size-complex="10pt" style:language-asian="fr" style:country-asian="FR" fo:hyphenate="false"/>
    </style:style>
    <style:style style:name="CommentaireCar" style:display-name="Commentaire Car" style:family="text" style:parent-style-name="Policepardéfaut">
      <style:text-properties style:font-name-asian="Times New Roman" style:font-name-complex="Times New Roman" fo:font-size="10pt" style:font-size-asian="10pt" style:font-size-complex="10pt" style:language-asian="fr" style:country-asian="FR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, Fabrice</meta:initial-creator>
    <dc:creator>Nicol, Fabrice</dc:creator>
    <meta:creation-date>2018-04-09T14:23:00Z</meta:creation-date>
    <dc:date>2018-04-09T14:47:00Z</dc:date>
    <meta:template xlink:href="Normal" xlink:type="simple"/>
    <meta:editing-cycles>2</meta:editing-cycles>
    <meta:editing-duration>PT1140S</meta:editing-duration>
    <meta:document-statistic meta:page-count="2" meta:paragraph-count="4" meta:word-count="327" meta:character-count="2126" meta:row-count="15" meta:non-whitespace-character-count="1803"/>
  </office:meta>
</office:document-meta>
</file>